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First paragraph</text:p>
      <text:p>This will be copied after the first paragraph</text:p>
      <text:p>Second paragraph</text:p>
      <text:p>This will be copied after the first paragraph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3</meta:creation-date>
    <meta:editing-cycles>1</meta:editing-cycles>
    <dc:language>el</dc:language>
    <dc:creator>nakoss</dc:creator>
    <dc:date>2013-05-10T14:50:53</dc:date>
    <meta:editing-duration>PT0.042S</meta:editing-duration>
  </office:meta>
</office:document-meta>
</file>